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1C0112D7DD3.png" manifest:media-type="image/png"/>
  <manifest:file-entry manifest:full-path="Pictures/1000000100000325000001C093F19639.png" manifest:media-type="image/png"/>
  <manifest:file-entry manifest:full-path="Pictures/1000000100000325000001C00F53B4BA.png" manifest:media-type="image/png"/>
  <manifest:file-entry manifest:full-path="Pictures/1000000100000325000001C05B334D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4" text:anchor-type="char" svg:width="6.6929in" svg:height="3.7244in" draw:z-index="3"><draw:image xlink:href="Pictures/1000000100000325000001C05B334D58.png" xlink:type="simple" xlink:show="embed" xlink:actuate="onLoad" draw:mime-type="image/png"/></draw:frame><text:soft-page-break/><text:span text:style-name="Strong_20_Emphasis"/></text:p>
      <text:p text:style-name="Text_20_body"><draw:frame draw:style-name="fr1" draw:name="Image3" text:anchor-type="char" svg:width="6.6929in" svg:height="3.7244in" draw:z-index="2"><draw:image xlink:href="Pictures/1000000100000325000001C00F53B4BA.png" xlink:type="simple" xlink:show="embed" xlink:actuate="onLoad" draw:mime-type="image/png"/></draw:frame><text:span text:style-name="Strong_20_Emphasis"/></text:p>
      <text:p text:style-name="Text_20_body"><draw:frame draw:style-name="fr2" draw:name="Image2" text:anchor-type="char" svg:x="-0.2484in" svg:y="1.2835in" svg:width="6.6929in" svg:height="3.7244in" draw:z-index="1"><draw:image xlink:href="Pictures/1000000100000325000001C093F19639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1" text:anchor-type="char" svg:width="6.6929in" svg:height="3.7244in" draw:z-index="0"><draw:image xlink:href="Pictures/1000000100000325000001C0112D7DD3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0:18:19.089858852</meta:creation-date>
    <dc:date>2025-11-17T00:33:11.545929366</dc:date>
    <meta:editing-duration>PT6M4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